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12000003F20703E21329D06F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369cm" svg:x="0.043cm" svg:y="0.228cm">
          <draw:image xlink:href="Pictures/1000020100000712000003F20703E21329D06F8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08:39:27.208837925</dc:date>
    <meta:editing-duration>PT2M35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